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382e" officeooo:paragraph-rsid="0007382e"/>
    </style:style>
    <style:style style:name="P2" style:family="paragraph" style:parent-style-name="Standard">
      <style:text-properties officeooo:rsid="001286f6" officeooo:paragraph-rsid="001286f6"/>
    </style:style>
    <style:style style:name="P3" style:family="paragraph" style:parent-style-name="Standard">
      <style:text-properties officeooo:rsid="0013bc0b" officeooo:paragraph-rsid="0013bc0b"/>
    </style:style>
    <style:style style:name="P4" style:family="paragraph" style:parent-style-name="Standard">
      <style:text-properties officeooo:rsid="00116d40" officeooo:paragraph-rsid="00116d40"/>
    </style:style>
    <style:style style:name="P5" style:family="paragraph" style:parent-style-name="Standard">
      <style:text-properties officeooo:rsid="0014f7fd" officeooo:paragraph-rsid="0014f7fd"/>
    </style:style>
    <style:style style:name="P6" style:family="paragraph" style:parent-style-name="Standard">
      <style:text-properties officeooo:rsid="0013bc0b" officeooo:paragraph-rsid="0013bc0b"/>
    </style:style>
    <style:style style:name="T1" style:family="text">
      <style:text-properties officeooo:rsid="0007d173"/>
    </style:style>
    <style:style style:name="T2" style:family="text">
      <style:text-properties officeooo:rsid="000af034"/>
    </style:style>
    <style:style style:name="T3" style:family="text">
      <style:text-properties officeooo:rsid="000c1e43"/>
    </style:style>
    <style:style style:name="T4" style:family="text">
      <style:text-properties officeooo:rsid="000db84e"/>
    </style:style>
    <style:style style:name="T5" style:family="text">
      <style:text-properties officeooo:rsid="0013bc0b"/>
    </style:style>
    <style:style style:name="T6" style:family="text">
      <style:text-properties officeooo:rsid="001459db"/>
    </style:style>
    <style:style style:name="T7" style:family="text">
      <style:text-properties officeooo:rsid="00160af5"/>
    </style:style>
    <style:style style:name="T8" style:family="text">
      <style:text-properties officeooo:rsid="0016be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ffen <text:span text:style-name="T2">Montag 03.12.18</text:span></text:p>
      <text:p text:style-name="P1"/>
      <text:p text:style-name="P4">Sprintreview</text:p>
      <text:p text:style-name="P5">Für Sprint Nr. 3</text:p>
      <text:p text:style-name="P5"/>
      <text:p text:style-name="P1"/>
      <text:p text:style-name="P1">Beginn: 14:00</text:p>
      <text:p text:style-name="P1"/>
      <text:p text:style-name="P1">Ende: <text:span text:style-name="T1">14:24</text:span></text:p>
      <text:p text:style-name="P1"/>
      <text:p text:style-name="P1">Anwesenheit: Wael fehlt </text:p>
      <text:p text:style-name="P1"/>
      <text:p text:style-name="P1"/>
      <text:p text:style-name="P1"/>
      <text:p text:style-name="P1">Lukas und Youseff arbeiten an <text:span text:style-name="T3">B</text:span>eobachter GUI</text:p>
      <text:p text:style-name="P1">- <text:span text:style-name="T5">Visuelles Design steht bereits</text:span></text:p>
      <text:p text:style-name="P1"/>
      <text:p text:style-name="P1">Houman, Wael <text:s/>arbeiten an <text:span text:style-name="T3">G</text:span>ameview des Beobachters</text:p>
      <text:p text:style-name="P1">- <text:span text:style-name="T5">Wie werden Steine visualisiert ?</text:span></text:p>
      <text:p text:style-name="P1"/>
      <text:p text:style-name="P1">Rene und Maximilian arbeiten an Text und Visualisierung für <text:span text:style-name="T5">D</text:span>ev-<text:span text:style-name="T5">O</text:span>ps <text:span text:style-name="T5">Dokument</text:span></text:p>
      <text:p text:style-name="P1"/>
      <text:p text:style-name="P1">Jan macht <text:span text:style-name="T3">F</text:span>eld ohne validation (pseudocode) fertig </text:p>
      <text:p text:style-name="P1"/>
      <text:p text:style-name="P1">Daniel und Ahmed machen <text:span text:style-name="T3">A</text:span>usrichter <text:span text:style-name="T3">GUI</text:span> fertig <text:span text:style-name="T5">mit</text:span> <text:span text:style-name="T1">minimalen Tests für GUI </text:span>und helfen danach <text:span text:style-name="T4">H</text:span>ouman <text:span text:style-name="T5">und Wael bei der Arbeit an der Gameview</text:span></text:p>
      <text:p text:style-name="P1"/>
      <text:p text:style-name="P1"/>
      <text:p text:style-name="P3"><text:span text:style-name="T7">Rückblickend auf den Sprint: </text:span></text:p>
      <text:p text:style-name="P1"/>
      <text:p text:style-name="P2">Arbeit an dem PC Beobachter und dem dazu gehörigen User Interface macht guten Fortschritt.</text:p>
      <text:p text:style-name="P2">Es wird an Visualisierung und zentralen internen Funktionen gearbeitet. </text:p>
      <text:p text:style-name="P3">Arbeiten an dem Dev-Ops Dokument w<text:span text:style-name="T8">u</text:span>rden frühzeitig begonnen um Kapazitäten möglichst effizient zu nutzen und falls Probleme oder Fragen zum Dokument auftreten diese möglichst früh zu klären.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46S</meta:editing-duration>
    <meta:editing-cycles>18</meta:editing-cycles>
    <meta:generator>LibreOffice/5.4.6.2$Windows_X86_64 LibreOffice_project/4014ce260a04f1026ba855d3b8d91541c224eab8</meta:generator>
    <dc:date>2019-01-24T22:01:53.062000000</dc:date>
    <meta:document-statistic meta:table-count="0" meta:image-count="0" meta:object-count="0" meta:page-count="1" meta:paragraph-count="17" meta:word-count="136" meta:character-count="905" meta:non-whitespace-character-count="781"/>
    <meta:user-defined meta:name="Info 1"/>
    <meta:user-defined meta:name="Info 2"/>
    <meta:user-defined meta:name="Info 3"/>
    <meta:user-defined meta:name="Info 4"/>
  </office:meta>
</office:document-meta>
</file>